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402cm"/>
      <style:text-properties style:use-window-font-color="true" style:font-name="Droid Sans Mono" fo:font-size="8.39999961853027pt" fo:font-weight="normal" fo:background-color="transparent"/>
    </style:style>
    <style:style style:name="P2" style:family="paragraph" style:parent-style-name="Standard">
      <style:paragraph-properties style:line-height-at-least="0.402cm"/>
      <style:text-properties style:use-window-font-color="true" style:font-name="Droid Sans Mono" fo:font-size="8.39999961853027pt" fo:font-weight="normal" officeooo:paragraph-rsid="00202cb3" fo:background-color="transparent"/>
    </style:style>
    <style:style style:name="P3" style:family="paragraph" style:parent-style-name="Standard">
      <style:text-properties style:use-window-font-color="true" fo:background-color="transparent"/>
    </style:style>
    <style:style style:name="P4" style:family="paragraph" style:parent-style-name="Standard">
      <style:paragraph-properties style:line-height-at-least="0.402cm"/>
      <style:text-properties style:use-window-font-color="true" fo:background-color="transparent"/>
    </style:style>
    <style:style style:name="T1" style:family="text">
      <style:text-properties fo:color="#808080"/>
    </style:style>
    <style:style style:name="T2" style:family="text">
      <style:text-properties fo:color="#569cd6"/>
    </style:style>
    <style:style style:name="T3" style:family="text">
      <style:text-properties fo:color="#cccccc" style:font-name="Droid Sans Mono" fo:font-size="8.39999961853027pt" fo:font-weight="normal" fo:background-color="#1f1f1f" loext:char-shading-value="0"/>
    </style:style>
    <style:style style:name="T4" style:family="text">
      <style:text-properties fo:color="#9cdcfe"/>
    </style:style>
    <style:style style:name="T5" style:family="text">
      <style:text-properties fo:color="#9cdcfe" style:font-name="Droid Sans Mono" fo:font-size="8.39999961853027pt" fo:font-weight="normal" fo:background-color="#1f1f1f" loext:char-shading-value="0"/>
    </style:style>
    <style:style style:name="T6" style:family="text">
      <style:text-properties fo:color="#ce9178"/>
    </style:style>
    <style:style style:name="T7" style:family="text">
      <style:text-properties fo:color="#ce9178" style:font-name="Droid Sans Mono" fo:font-size="8.39999961853027pt" fo:font-weight="normal" fo:background-color="#1f1f1f" loext:char-shading-value="0"/>
    </style:style>
    <style:style style:name="T8" style:family="text">
      <style:text-properties fo:color="#dcdcaa"/>
    </style:style>
    <style:style style:name="T9" style:family="text">
      <style:text-properties fo:color="#d7ba7d"/>
    </style:style>
    <style:style style:name="T10" style:family="text">
      <style:text-properties fo:color="#d7ba7d" style:font-name="Droid Sans Mono" fo:font-size="8.39999961853027pt" fo:font-weight="normal" fo:background-color="#1f1f1f" loext:char-shading-value="0"/>
    </style:style>
    <style:style style:name="T11" style:family="text">
      <style:text-properties fo:color="#b5cea8"/>
    </style:style>
    <style:style style:name="T12" style:family="text">
      <style:text-properties fo:color="#6a9955"/>
    </style:style>
    <style:style style:name="T13" style:family="text">
      <style:text-properties fo:color="#c586c0"/>
    </style:style>
    <style:style style:name="T14" style:family="text">
      <style:text-properties fo:color="#c586c0" style:font-name="Droid Sans Mono" fo:font-size="8.39999961853027pt" fo:font-weight="normal" fo:background-color="#1f1f1f" loext:char-shading-value="0"/>
    </style:style>
    <style:style style:name="T15" style:family="text">
      <style:text-properties fo:color="#4ec9b0"/>
    </style:style>
    <style:style style:name="T16" style:family="text">
      <style:text-properties fo:color="#d4d4d4"/>
    </style:style>
    <style:style style:name="T17" style:family="text">
      <style:text-properties fo:color="#4fc1ff"/>
    </style:style>
    <style:style style:name="T18" style:family="text">
      <style:text-properties style:font-name="Droid Sans Mono" fo:font-size="8.39999961853027pt" fo:font-weight="normal"/>
    </style:style>
    <style:style style:name="T19" style:family="text">
      <style:text-properties style:font-name="Droid Sans Mono" fo:font-size="8.39999961853027pt" fo:font-weight="normal" fo:background-color="#1f1f1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&lt;ion-content&gt;</text:p>
      <text:p text:style-name="P1">&lt;ion-grid&gt;</text:p>
      <text:p text:style-name="P1">&lt;ion-row&gt;</text:p>
      <text:p text:style-name="P1">&lt;ion-col size="4" class="custom-col" *ngFor="let data of calendarListData"&gt;</text:p>
      <text:p text:style-name="P1">&lt;p&gt; Date : {{data.date}}&lt;/p&gt;</text:p>
      <text:p text:style-name="P1">&lt;p&gt;{{data.status}}&lt;/p&gt;</text:p>
      <text:p text:style-name="P1">&lt;p&gt;Demand : {{data.demand}}&lt;/p&gt;</text:p>
      <text:p text:style-name="P1">&lt;p&gt;NPA : {{data.NPA}}&lt;/p&gt;</text:p>
      <text:p text:style-name="P1">&lt;p&gt;CSM : {{data.CSM}}&lt;/p&gt;</text:p>
      <text:p text:style-name="P1">&lt;/ion-col&gt;</text:p>
      <text:p text:style-name="P1">&lt;/ion-row&gt;</text:p>
      <text:p text:style-name="P1">&lt;/ion-grid&gt;</text:p>
      <text:p text:style-name="P1">&lt;ion-grid&gt;</text:p>
      <text:p text:style-name="P1">&lt;ion-row class="footer"&gt;</text:p>
      <text:p text:style-name="P1">&lt;ion-col class="col-border pointer" size="4" (click)="selectRoute('demandList')"&gt;</text:p>
      <text:p text:style-name="P1">&lt;p class="footer-option"&gt;</text:p>
      <text:p text:style-name="P1">Demand List</text:p>
      <text:p text:style-name="P1">&lt;/p&gt;</text:p>
      <text:p text:style-name="P1">&lt;/ion-col&gt;</text:p>
      <text:p text:style-name="P1">&lt;ion-col class="col-border pointer" size="4" (click)="selectRoute('engagements')"&gt;</text:p>
      <text:p text:style-name="P1">&lt;p class="footer-option"&gt;</text:p>
      <text:p text:style-name="P1">Engagements</text:p>
      <text:p text:style-name="P1">&lt;/p&gt;</text:p>
      <text:p text:style-name="P1">&lt;/ion-col&gt;</text:p>
      <text:p text:style-name="P1">&lt;ion-col size="4" class="pointer" (click)="selectRoute('mainPage')"&gt;</text:p>
      <text:p text:style-name="P1">&lt;p class="footer-option"&gt;</text:p>
      <text:p text:style-name="P1">Main Page</text:p>
      <text:p text:style-name="P1">&lt;/p&gt;</text:p>
      <text:p text:style-name="P1">&lt;/ion-col&gt;</text:p>
      <text:p text:style-name="P1">&lt;/ion-row&gt;</text:p>
      <text:p text:style-name="P1">&lt;/ion-grid&gt;</text:p>
      <text:p text:style-name="P1">&lt;/ion-content&gt;</text:p>
      <text:p text:style-name="P3"><text:line-break/><text:span text:style-name="T18">.custom-col{</text:span></text:p>
      <text:p text:style-name="P1">width: 200px;</text:p>
      <text:p text:style-name="P1">border: 1px solid #ccc; // Border for each cell</text:p>
      <text:p text:style-name="P1">padding: 8px; // Padding inside each cell</text:p>
      <text:p text:style-name="P1">}</text:p>
      <text:p text:style-name="P1">.footer{</text:p>
      <text:p text:style-name="P1">border: 1px solid #ccc;</text:p>
      <text:p text:style-name="P1">.col-border {</text:p>
      <text:p text:style-name="P1">border-right: 1px solid #ccc; // Border on the right side</text:p>
      <text:p text:style-name="P1">}</text:p>
      <text:p text:style-name="P1">.footer-option{</text:p>
      <text:p text:style-name="P1">text-align: center;</text:p>
      <text:p text:style-name="P1">}</text:p>
      <text:p text:style-name="P1">}</text:p>
      <text:p text:style-name="P3"><text:line-break/><text:span text:style-name="T18">import { Component, OnInit } from '@angular/core';</text:span></text:p>
      <text:p text:style-name="P1">import { Router } from '@angular/router';</text:p>
      <text:p text:style-name="P1">import { ICalendarListData } from 'src/app/core/interface/modal';</text:p>
      <text:p text:style-name="P1">import { OfflineApiService } from 'src/app/dashboard/services/offline-api.service';</text:p>
      <text:p text:style-name="P4"/>
      <text:p text:style-name="P1">@Component({</text:p>
      <text:p text:style-name="P1">selector: 'belstar-calendar-view-page',</text:p>
      <text:p text:style-name="P1">templateUrl: './calendar-view-page.component.html',</text:p>
      <text:p text:style-name="P1">styleUrls: ['./calendar-view-page.component.scss'],</text:p>
      <text:p text:style-name="P1">})</text:p>
      <text:p text:style-name="P1">export class CalendarViewPageComponent implements OnInit {</text:p>
      <text:p text:style-name="P1">calendarListData: ICalendarListData[] ;</text:p>
      <text:p text:style-name="P4"/>
      <text:p text:style-name="P1">constructor(</text:p>
      <text:p text:style-name="P1">private router: Router,</text:p>
      <text:p text:style-name="P1"><text:soft-page-break/>private offlineApiService : OfflineApiService</text:p>
      <text:p text:style-name="P1">) { }</text:p>
      <text:p text:style-name="P4"/>
      <text:p text:style-name="P1">ngOnInit() {</text:p>
      <text:p text:style-name="P1">this.calendarListData = [</text:p>
      <text:p text:style-name="P1">{</text:p>
      <text:p text:style-name="P1">date : '07/04',</text:p>
      <text:p text:style-name="P1">status : 'Pending',</text:p>
      <text:p text:style-name="P1">demand : '12' ,</text:p>
      <text:p text:style-name="P1">NPA : '2 ',</text:p>
      <text:p text:style-name="P1">CSM : '2'</text:p>
      <text:p text:style-name="P1">},</text:p>
      <text:p text:style-name="P1">{</text:p>
      <text:p text:style-name="P1">date : '07/04',</text:p>
      <text:p text:style-name="P1">status : 'Pending',</text:p>
      <text:p text:style-name="P1">demand : '12' ,</text:p>
      <text:p text:style-name="P1">NPA : '2 ',</text:p>
      <text:p text:style-name="P1">CSM : '2'</text:p>
      <text:p text:style-name="P1">},</text:p>
      <text:p text:style-name="P1">{</text:p>
      <text:p text:style-name="P1">date : '07/04',</text:p>
      <text:p text:style-name="P1">status : 'Pending',</text:p>
      <text:p text:style-name="P1">demand : '12' ,</text:p>
      <text:p text:style-name="P1">NPA : '2 ',</text:p>
      <text:p text:style-name="P1">CSM : '2'</text:p>
      <text:p text:style-name="P1">},</text:p>
      <text:p text:style-name="P1">{</text:p>
      <text:p text:style-name="P1">date : '07/04',</text:p>
      <text:p text:style-name="P1">status : 'Pending',</text:p>
      <text:p text:style-name="P1">demand : '12' ,</text:p>
      <text:p text:style-name="P1">NPA : '2 ',</text:p>
      <text:p text:style-name="P1">CSM : '2'</text:p>
      <text:p text:style-name="P1">},</text:p>
      <text:p text:style-name="P1">{</text:p>
      <text:p text:style-name="P1">date : '07/04',</text:p>
      <text:p text:style-name="P1">status : 'Pending',</text:p>
      <text:p text:style-name="P1">demand : '12' ,</text:p>
      <text:p text:style-name="P1">NPA : '2 ',</text:p>
      <text:p text:style-name="P1">CSM : '2'</text:p>
      <text:p text:style-name="P1">},</text:p>
      <text:p text:style-name="P1">{</text:p>
      <text:p text:style-name="P1">date : '07/04',</text:p>
      <text:p text:style-name="P1">status : 'Pending',</text:p>
      <text:p text:style-name="P1">demand : '12' ,</text:p>
      <text:p text:style-name="P1">NPA : '2 ',</text:p>
      <text:p text:style-name="P1">CSM : '2'</text:p>
      <text:p text:style-name="P1">},</text:p>
      <text:p text:style-name="P1">{</text:p>
      <text:p text:style-name="P1">date : '07/04',</text:p>
      <text:p text:style-name="P1">status : 'Pending',</text:p>
      <text:p text:style-name="P1">demand : '12' ,</text:p>
      <text:p text:style-name="P1">NPA : '2 ',</text:p>
      <text:p text:style-name="P1">CSM : '2'</text:p>
      <text:p text:style-name="P1">},</text:p>
      <text:p text:style-name="P1">{</text:p>
      <text:p text:style-name="P1">date : '07/04',</text:p>
      <text:p text:style-name="P1">status : 'Pending',</text:p>
      <text:p text:style-name="P1">demand : '12' ,</text:p>
      <text:p text:style-name="P1">NPA : '2 ',</text:p>
      <text:p text:style-name="P1">CSM : '2'</text:p>
      <text:p text:style-name="P1">},</text:p>
      <text:p text:style-name="P1">{</text:p>
      <text:p text:style-name="P1">date : '07/04',</text:p>
      <text:p text:style-name="P1"><text:soft-page-break/>status : 'Pending',</text:p>
      <text:p text:style-name="P1">demand : '12' ,</text:p>
      <text:p text:style-name="P1">NPA : '2 ',</text:p>
      <text:p text:style-name="P1">CSM : '2'</text:p>
      <text:p text:style-name="P1">},</text:p>
      <text:p text:style-name="P1">];</text:p>
      <text:p text:style-name="P1">}</text:p>
      <text:p text:style-name="P1">selectRoute(name : string){</text:p>
      <text:p text:style-name="P1">console.log(name);</text:p>
      <text:p text:style-name="P1">if(name == 'mainPage') {</text:p>
      <text:p text:style-name="P1">this.offlineApiService.syncTable(localStorage.getItem('queryDate'))</text:p>
      <text:p text:style-name="P1">this.router.navigate(['/home/dashboard']);</text:p>
      <text:p text:style-name="P1">}</text:p>
      <text:p text:style-name="P1">}</text:p>
      <text:p text:style-name="P4"/>
      <text:p text:style-name="P1">}</text:p>
      <text:p text:style-name="P2"/>
      <text:p text:style-name="P1"/>
      <text:p text:style-name="P1">const routes: Routes = [</text:p>
      <text:p text:style-name="P1">{</text:p>
      <text:p text:style-name="P1">path : '',</text:p>
      <text:p text:style-name="P1">redirectTo : 'calendar-view',</text:p>
      <text:p text:style-name="P1">pathMatch : 'full'</text:p>
      <text:p text:style-name="P1">},</text:p>
      <text:p text:style-name="P1">{</text:p>
      <text:p text:style-name="P1">path:'calendar-view',</text:p>
      <text:p text:style-name="P1">component : CalendarViewPageComponent</text:p>
      <text:p text:style-name="P1">}</text:p>
      <text:p text:style-name="P1">];</text:p>
      <text:p text:style-name="P3"/>
      <text:p text:style-name="P1">{</text:p>
      <text:p text:style-name="P1">path: 'calendar',</text:p>
      <text:p text:style-name="P1">loadChildren: () =&gt; import('./calendar-view/calendar-view.module').then(m =&gt; m.CalendarViewModule),</text:p>
      <text:p text:style-name="P1">canActivate:[LogoutAuth]</text:p>
      <text:p text:style-name="P1">},</text:p>
      <text:p text:style-name="P1"/>
      <text:p text:style-name="P1"/>
      <text:p text:style-name="P1"/>
      <text:p text:style-name="P1">if (role &amp;&amp; role.toLowerCase() == 'ce') {</text:p>
      <text:p text:style-name="P1">this.router.navigate(['/home/collectionexecutive']);</text:p>
      <text:p text:style-name="P1">} else {</text:p>
      <text:p text:style-name="P1">// this.router.navigate(['/home/dashboard']);</text:p>
      <text:p text:style-name="P1">this.router.navigate(['/calendar']);</text:p>
      <text:p text:style-name="P1">}</text:p>
      <text:p text:style-name="P1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4T15:41:51.362416620</meta:creation-date>
    <dc:date>2024-05-14T15:44:42.540939767</dc:date>
    <meta:editing-duration>PT2M5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3" meta:paragraph-count="158" meta:word-count="400" meta:character-count="2888" meta:non-whitespace-character-count="2644"/>
  </office:meta>
</office:document-meta>
</file>